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.0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0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0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0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.0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0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0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.0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148.8" calcext:value-type="float">
            <text:p>148.8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148.6" calcext:value-type="float">
            <text:p>148.6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6" calcext:value-type="date">
            <text:p>10/06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7" calcext:value-type="date">
            <text:p>10/07/18</text:p>
          </table:table-cell>
          <table:table-cell office:value-type="float" office:value="150.2" calcext:value-type="float">
            <text:p>150.20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8" calcext:value-type="date">
            <text:p>10/08/18</text:p>
          </table:table-cell>
          <table:table-cell office:value-type="float" office:value="149" calcext:value-type="float">
            <text:p>149.0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148.4" calcext:value-type="float">
            <text:p>148.40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148" calcext:value-type="float">
            <text:p>148.00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147.8" calcext:value-type="float">
            <text:p>147.80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10-13" calcext:value-type="date">
            <text:p>10/13/18</text:p>
          </table:table-cell>
          <table:table-cell office:value-type="float" office:value="148.2" calcext:value-type="float">
            <text:p>148.20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0:42:09.755136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3T20:44:16.314571697</dc:date>
    <meta:editing-duration>PT10M24S</meta:editing-duration>
    <meta:editing-cycles>6</meta:editing-cycles>
    <meta:generator>LibreOffice/6.0.6.2$Linux_X86_64 LibreOffice_project/00m0$Build-2</meta:generator>
    <meta:document-statistic meta:table-count="1" meta:cell-count="214" meta:object-count="0"/>
  </office:meta>
</office:document-meta>
</file>